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 Extended" svg:font-family="'Lato Extended', Lato, 'Helvetica Neue', Helvetica, Arial, sans-serif"/>
    <style:font-face style:name="Arial2" svg:font-family="Arial" style:font-family-generic="swiss"/>
    <style:font-face style:name="Geneva" svg:font-family="Genev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eneva1" svg:font-family="Genev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line-height="130%" fo:orphans="2" fo:widows="2" fo:text-indent="0in" style:auto-text-indent="false"/>
      <style:text-properties fo:font-variant="normal" fo:text-transform="none" fo:color="#2d3b45" loext:opacity="100%" style:font-name="Arial1" fo:font-size="12pt" fo:letter-spacing="normal" fo:font-style="normal" fo:font-weight="bold" officeooo:paragraph-rsid="00096d0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0%" fo:orphans="2" fo:widows="2" fo:text-indent="0in" style:auto-text-indent="false"/>
      <style:text-properties fo:font-variant="normal" fo:text-transform="none" fo:color="#2d3b45" loext:opacity="100%" style:font-name="Lato Extended" fo:font-size="12pt" fo:letter-spacing="normal" fo:font-style="normal" fo:font-weight="bold" officeooo:paragraph-rsid="00096d0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in" fo:margin-right="0in" fo:margin-top="0.0835in" fo:margin-bottom="0.0835in" style:contextual-spacing="false" fo:line-height="135%" fo:orphans="2" fo:widows="2" fo:text-indent="0in" style:auto-text-indent="false"/>
      <style:text-properties fo:font-variant="normal" fo:text-transform="none" fo:color="#2d3b45" loext:opacity="100%" style:font-name="Lato Extended" fo:font-size="8.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.0835in" fo:margin-bottom="0.0835in" style:contextual-spacing="false" fo:line-height="135%" fo:orphans="2" fo:widows="2" fo:text-indent="0in" style:auto-text-indent="false"/>
      <style:text-properties fo:font-variant="normal" fo:text-transform="none" fo:color="#2d3b45" loext:opacity="100%" style:font-name="Lato Extended" fo:font-size="8.5pt" fo:letter-spacing="normal" fo:font-style="normal" fo:font-weight="normal" officeooo:paragraph-rsid="00096d0d"/>
    </style:style>
    <style:style style:name="P5" style:family="paragraph" style:parent-style-name="Text_20_body">
      <style:paragraph-properties fo:margin-left="0in" fo:margin-right="0in" fo:margin-top="0.0835in" fo:margin-bottom="0.0835in" style:contextual-spacing="false" fo:line-height="135%" fo:orphans="2" fo:widows="2" fo:text-indent="0in" style:auto-text-indent="false"/>
      <style:text-properties fo:font-variant="normal" fo:text-transform="none" fo:color="#e03e2d" loext:opacity="100%" style:font-name="Lato Extended" fo:font-size="8.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.0835in" fo:margin-bottom="0.0835in" style:contextual-spacing="false" fo:line-height="135%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0417in" style:contextual-spacing="false" fo:line-height="135%" fo:orphans="2" fo:widows="2" fo:text-indent="0in" style:auto-text-indent="false" fo:padding="0in" fo:border="none"/>
      <style:text-properties fo:font-variant="normal" fo:text-transform="none" fo:color="#2d3b45" loext:opacity="100%" style:font-name="Lato Extended" fo:font-size="8.5pt" fo:letter-spacing="normal" fo:font-style="normal" fo:font-weight="normal"/>
    </style:style>
    <style:style style:name="P8" style:family="paragraph" style:parent-style-name="Heading_20_4">
      <style:text-properties fo:font-variant="normal" fo:text-transform="none" fo:color="#2d3b45" loext:opacity="100%" style:font-name="Arial1" fo:font-size="12pt" fo:letter-spacing="normal" fo:font-style="normal" fo:font-weight="bold" officeooo:rsid="0009347a" officeooo:paragraph-rsid="00096d0d" style:font-name-asian="NSimSun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text-properties fo:color="#000000" loext:opacity="100%" style:text-line-through-style="solid" style:text-line-through-type="single" style:font-name="Geneva" officeooo:paragraph-rsid="00190dd8" style:font-name-asian="Geneva1" style:font-name-complex="Geneva1"/>
    </style:style>
    <style:style style:name="P10" style:family="paragraph" style:parent-style-name="Standard">
      <loext:graphic-properties draw:fill="solid" draw:fill-color="#ffffff"/>
      <style:paragraph-properties fo:background-color="#ffffff"/>
      <style:text-properties officeooo:paragraph-rsid="00190dd8" fo:background-color="#ffff00"/>
    </style:style>
    <style:style style:name="P11" style:family="paragraph" style:parent-style-name="Standard">
      <loext:graphic-properties draw:fill="solid" draw:fill-color="#ffffff"/>
      <style:paragraph-properties fo:background-color="#ffffff"/>
      <style:text-properties officeooo:paragraph-rsid="00190dd8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in" fo:margin-bottom="0.0417in" style:contextual-spacing="false" fo:line-height="135%" fo:orphans="2" fo:widows="2" fo:text-indent="0in" style:auto-text-indent="false" fo:background-color="#ffffff" fo:padding="0in" fo:border="none"/>
      <style:text-properties fo:font-variant="normal" fo:text-transform="none" fo:color="#2d3b45" loext:opacity="100%" style:font-name="Lato Extended" fo:font-size="8.5pt" fo:letter-spacing="normal" fo:font-style="normal" fo:font-weight="normal" officeooo:paragraph-rsid="00190dd8"/>
    </style:style>
    <style:style style:name="P13" style:family="paragraph" style:parent-style-name="Standard" style:list-style-name="L1">
      <loext:graphic-properties draw:fill="solid" draw:fill-color="#ffffff"/>
      <style:paragraph-properties fo:margin-left="0in" fo:margin-right="0in" fo:margin-top="0in" fo:margin-bottom="0.0417in" style:contextual-spacing="false" fo:line-height="135%" fo:orphans="2" fo:widows="2" fo:text-indent="0in" style:auto-text-indent="false" fo:background-color="#ffffff" fo:padding="0in" fo:border="none"/>
      <style:text-properties fo:font-variant="normal" fo:text-transform="none" fo:color="#2d3b45" loext:opacity="100%" style:font-name="Lato Extended" fo:font-size="8.5pt" fo:letter-spacing="normal" fo:font-style="normal" fo:font-weight="normal" officeooo:paragraph-rsid="00190dd8"/>
    </style:style>
    <style:style style:name="P14" style:family="paragraph" style:parent-style-name="Text_20_body">
      <style:paragraph-properties fo:margin-left="0in" fo:margin-right="0in" fo:margin-top="0in" fo:margin-bottom="0.0417in" style:contextual-spacing="false" fo:line-height="135%" fo:orphans="2" fo:widows="2" fo:text-indent="0in" style:auto-text-indent="false" fo:padding="0in" fo:border="none"/>
      <style:text-properties fo:font-variant="normal" fo:text-transform="none" fo:color="#2d3b45" loext:opacity="100%" style:font-name="Lato Extended" fo:font-size="8.5pt" fo:letter-spacing="normal" fo:font-style="normal" fo:font-weight="normal"/>
    </style:style>
    <style:style style:name="P15" style:family="paragraph" style:parent-style-name="Text_20_body" style:list-style-name="L1">
      <style:paragraph-properties fo:margin-left="0in" fo:margin-right="0in" fo:margin-top="0in" fo:margin-bottom="0.0417in" style:contextual-spacing="false" fo:line-height="135%" fo:orphans="2" fo:widows="2" fo:text-indent="0in" style:auto-text-indent="false" fo:padding="0in" fo:border="none"/>
      <style:text-properties fo:font-variant="normal" fo:text-transform="none" fo:color="#2d3b45" loext:opacity="100%" style:font-name="Lato Extended" fo:font-size="8.5pt" fo:letter-spacing="normal" fo:font-style="normal" fo:font-weight="normal"/>
    </style:style>
    <style:style style:name="P16" style:family="paragraph" style:parent-style-name="Text_20_body" style:list-style-name="L1">
      <style:paragraph-properties fo:margin-left="0in" fo:margin-right="0in" fo:margin-top="0in" fo:margin-bottom="0.0417in" style:contextual-spacing="false" fo:line-height="135%" fo:orphans="2" fo:widows="2" fo:text-indent="0in" style:auto-text-indent="false" fo:padding="0in" fo:border="none"/>
      <style:text-properties fo:font-variant="normal" fo:text-transform="none" fo:color="#2d3b45" loext:opacity="100%" style:font-name="Lato Extended" fo:font-size="8.5pt" fo:letter-spacing="normal" fo:font-style="normal" fo:font-weight="normal" officeooo:paragraph-rsid="000d0531"/>
    </style:style>
    <style:style style:name="P17" style:family="paragraph" style:parent-style-name="Text_20_body" style:list-style-name="L1">
      <loext:graphic-properties draw:fill="none"/>
      <style:paragraph-properties fo:margin-left="0in" fo:margin-right="0in" fo:margin-top="0in" fo:margin-bottom="0.0417in" style:contextual-spacing="false" fo:line-height="135%" fo:orphans="2" fo:widows="2" fo:text-indent="0in" style:auto-text-indent="false" fo:background-color="transparent" fo:padding="0in" fo:border="none"/>
      <style:text-properties fo:font-variant="normal" fo:text-transform="none" fo:color="#2d3b45" loext:opacity="100%" style:font-name="Lato Extended" fo:font-size="8.5pt" fo:letter-spacing="normal" fo:font-style="normal" fo:font-weight="normal"/>
    </style:style>
    <style:style style:name="P18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.0417in" style:contextual-spacing="false" fo:line-height="135%" fo:orphans="2" fo:widows="2" fo:text-indent="0in" style:auto-text-indent="false" style:page-number="auto" fo:background-color="transparent" fo:padding="0in" fo:border="none"/>
      <style:text-properties fo:font-variant="normal" fo:text-transform="none" fo:color="#2d3b45" loext:opacity="100%" style:font-name="Lato Extended" fo:font-size="8.5pt" fo:letter-spacing="normal" fo:font-style="normal" fo:font-weight="normal"/>
    </style:style>
    <style:style style:name="P19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.0417in" style:contextual-spacing="false" fo:line-height="135%" fo:orphans="2" fo:widows="2" fo:text-indent="0in" style:auto-text-indent="false" style:page-number="auto" fo:background-color="transparent" fo:padding="0in" fo:border="none"/>
      <style:text-properties fo:font-variant="normal" fo:text-transform="none" fo:color="#2d3b45" loext:opacity="100%" style:font-name="Lato Extended" fo:font-size="8.5pt" fo:letter-spacing="normal" fo:font-style="normal" fo:font-weight="normal" officeooo:paragraph-rsid="000d0531"/>
    </style:style>
    <style:style style:name="T1" style:family="text">
      <style:text-properties fo:font-variant="normal" fo:text-transform="none" fo:color="#2d3b45" loext:opacity="100%" style:font-name="Lato Extended" fo:font-size="8.5pt" fo:letter-spacing="normal" fo:font-style="normal" fo:font-weight="normal"/>
    </style:style>
    <style:style style:name="T2" style:family="text">
      <style:text-properties fo:font-variant="normal" fo:text-transform="none" fo:color="#2d3b45" loext:opacity="100%" style:font-name="Lato Extended" fo:font-size="8.5pt" fo:letter-spacing="normal" fo:font-style="normal" fo:font-weight="bold"/>
    </style:style>
    <style:style style:name="T3" style:family="text">
      <style:text-properties style:font-name="Arial1" officeooo:rsid="0009347a"/>
    </style:style>
    <style:style style:name="T4" style:family="text">
      <style:text-properties fo:color="#111111" loext:opacity="100%" style:font-name="Arial1" style:text-underline-style="none"/>
    </style:style>
    <style:style style:name="T5" style:family="text">
      <style:text-properties officeooo:rsid="00096d0d"/>
    </style:style>
    <style:style style:name="T6" style:family="text">
      <style:text-properties fo:color="#000000" loext:opacity="100%" style:font-name="Geneva" fo:background-color="#ffff00" loext:char-shading-value="0" style:font-name-asian="Geneva1" style:font-name-complex="Geneva1"/>
    </style:style>
    <style:style style:name="T7" style:family="text">
      <style:text-properties fo:background-color="#ffff00" loext:char-shading-value="0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4">Name: Dony Pierre<text:tab/><text:tab/><text:tab/><text:tab/><text:tab/><text:tab/><text:tab/><text:tab/></text:h>
      <text:p text:style-name="P2"><text:span text:style-name="T3">Course Name: </text:span><text:a xlink:type="simple" xlink:href="https://champlain.instructure.com/courses/1618702" text:style-name="Internet_20_link" text:visited-style-name="Visited_20_Internet_20_Link">SDEV-415-81: Linux/ Unix Programming I -</text:a><text:span text:style-name="T4"> </text:span></text:p>
      <text:h text:style-name="P1" text:outline-level="1">Week <text:span text:style-name="T5">7</text:span>: Assignment - Regular Expressions</text:h>
      <text:p text:style-name="P4">Assignment (refer to the file called datebook below).  Search the 'datebook' file for the below:</text:p>
      <text:list xml:id="list1726071653" text:style-name="L1">
        <text:list-item>
          <text:p text:style-name="P15">Print all lines containing the string San</text:p>
          <text:p text:style-name="P16">dpierre@dpierre-virtual-machine:/home/Linux Programming I/week7/week7Assignment$ </text:p>
          <text:p text:style-name="P16">grep "San" datebook</text:p>
          <text:p text:style-name="P15">Jon DeLoach:408-253-3122:123 Park St., San Jose, CA 04086:7/25/53:85100</text:p>
          <text:p text:style-name="P15">Jesse Neal:408-233-8971:45 Rose Terrace, San Francisco, CA 92303:2/3/36:25000</text:p>
          <text:p text:style-name="P15">Jose Santiago:385-898-8357:38 Fife Way, Abilene, TX 39673:1/5/58:95600</text:p>
          <text:p text:style-name="P15"/>
        </text:list-item>
        <text:list-item>
          <text:p text:style-name="P15">Print all lines where the person’s first name starts with J.</text:p>
          <text:p text:style-name="P16">dpierre@dpierre-virtual-machine:/home/Linux Programming I/week7/week7Assignment$</text:p>
          <text:p text:style-name="P16"><text:s/>grep ^J datebook</text:p>
          <text:p text:style-name="P15">Jennifer Cowan:548-834-2348:583 Laurel Ave., Kingsville, TX 83745:10/1/35:58900</text:p>
          <text:p text:style-name="P15">Jon DeLoach:408-253-3122:123 Park St., San Jose, CA 04086:7/25/53:85100</text:p>
          <text:p text:style-name="P15">James Ikeda:834-938-8376:23445 Aster Ave., Allentown, NJ 83745:12/1/38:45000</text:p>
          <text:p text:style-name="P15">Jesse Neal:408-233-8971:45 Rose Terrace, San Francisco, CA 92303:2/3/36:25000</text:p>
          <text:p text:style-name="P18">Jose Santiago:385-898-8357:38 Fife Way, Abilene, TX 39673:1/5/58:95600</text:p>
          <text:p text:style-name="P17"/>
        </text:list-item>
        <text:list-item>
          <text:p text:style-name="P16">Print all lines ending in 700</text:p>
          <text:p text:style-name="P16">grep 700$ datebook</text:p>
          <text:p text:style-name="P19">Norma Corder:397-857-2735:74 Pine Street, Dearborn, MI 23874:3/28/45:245700</text:p>
          <text:p text:style-name="P15">Ephram Hardy:293-259-5395:235 CarltonLane, Joliet, IL 73858:8/12/20:56700</text:p>
          <text:p text:style-name="P15"/>
        </text:list-item>
        <text:list-item>
          <text:p text:style-name="P15">Print all lines that don’t contain 834</text:p>
        </text:list-item>
      </text:list>
      <text:p text:style-name="P7"><text:s/>fgrep -v 834 datebook</text:p>
      <text:p text:style-name="P7">Steve Blenheim:238-923-7366:95 Latham Lane, Easton, PA 83755:11/12/56:20300</text:p>
      <text:p text:style-name="P7">Betty Boop:245-836-8357:635 Cutesy Lane, Hollywood, CA 91464:6/23/23:14500</text:p>
      <text:p text:style-name="P7">Igor Chevsky:385-375-8395:3567 Populus Place, Caldwell, NJ 23875:6/18/68:23400</text:p>
      <text:p text:style-name="P7">Norma Corder:397-857-2735:74 Pine Street, Dearborn, MI 23874:3/28/45:245700</text:p>
      <text:p text:style-name="P7">Jon DeLoach:408-253-3122:123 Park St., San Jose, CA 04086:7/25/53:85100</text:p>
      <text:p text:style-name="P7">Karen Evich:284-758-2857:23 Edgecliff Place, Lincoln, NB 92743:7/25/53:85100</text:p>
      <text:p text:style-name="P7">Karen Evich:284-758-2867:23 Edgecliff Place, Lincoln, NB 92743:11/3/35:58200</text:p>
      <text:p text:style-name="P7">Karen Evich:284-758-2867:23 Edgecliff Place, Lincoln, NB 92743:11/3/35:58200</text:p>
      <text:p text:style-name="P7">Fred Fardbarkle:674-843-1385:20 Parak Lane, Duluth, MN 23850:4/12/23:780900</text:p>
      <text:p text:style-name="P7">Fred Fardbarkle:674-843-1385:20 Parak Lane, Duluth, MN 23850:4/12/23:780900</text:p>
      <text:p text:style-name="P7">Lori Gortz:327-832-5728:3465 Mirlo Street, Peabody, MA 34756:10/2/65:35200</text:p>
      <text:p text:style-name="P7">Paco Gutierrez:835-365-1284:454 Easy Street, Decatur, IL 75732:2/28/53:123500</text:p>
      <text:p text:style-name="P7">Ephram Hardy:293-259-5395:235 CarltonLane, Joliet, IL 73858:8/12/20:56700</text:p>
      <text:p text:style-name="P7"><text:soft-page-break/>Barbara Kertz:385-573-8326:832 Ponce Drive, Gary, IN 83756:12/1/46:268500</text:p>
      <text:p text:style-name="P7">Lesley Kirstin:408-456-1234:4 Harvard Square, Boston, MA 02133:4/22/62:52600</text:p>
      <text:p text:style-name="P7">William Kopf:846-836-2837:6937 Ware Road, Milton, PA 93756:9/21/46:43500</text:p>
      <text:p text:style-name="P7">Sir Lancelot:837-835-8257:474 Camelot Boulevard, Bath, WY 28356:5/13/69:24500</text:p>
      <text:p text:style-name="P7">Jesse Neal:408-233-8971:45 Rose Terrace, San Francisco, CA 92303:2/3/36:25000</text:p>
      <text:p text:style-name="P7">Arthur Putie:923-835-8745:23 Wimp Lane, Kensington, DL 38758:8/31/69:126000</text:p>
      <text:p text:style-name="P7">Popeye Sailor:156-454-3322:945 Bluto Street, Anywhere, USA 29358:3/19/35:22350</text:p>
      <text:p text:style-name="P7">Jose Santiago:385-898-8357:38 Fife Way, Abilene, TX 39673:1/5/58:95600</text:p>
      <text:p text:style-name="P7">Tommy Savage:408-724-0140:1222 Oxbow Court, Sunnyvale, CA 94087:5/19/66:34200</text:p>
      <text:p text:style-name="P7">Yukio Takeshida:387-827-1095:13 Uno Lane, Ashville, NC 23556:7/1/29:57000</text:p>
      <text:p text:style-name="P7">Vinh Tranh:438-910-7449:8235 Maple Street, Wilmington, VM 29085:9/23/63:68900</text:p>
      <text:p text:style-name="P12"><text:span text:style-name="T6"/></text:p>
      <text:list xml:id="list201655805903368" text:continue-numbering="true" text:style-name="L1">
        <text:list-item>
          <text:p text:style-name="P15">Print all lines where birthdays are in December (assume the user does not know the details of the file format, assume no colon precedes the month)</text:p>
          <text:p text:style-name="P13"><text:span text:style-name="T6">grep -E "(12)\/[0-2]{1}[0-9]?\/[0-9]{2}|(12)\/[3]{1}[0-1]?\/[0-9]{2}" datebook.txt</text:span></text:p>
          <text:p text:style-name="P15">James Ikeda:834-938-8376:23445 Aster Ave., Allentown, NJ 83745:12/1/38:45000</text:p>
          <text:p text:style-name="P15">Barbara Kertz:385-573-8326:832 Ponce Drive, Gary, IN 83756:12/1/46:268500</text:p>
          <text:p text:style-name="P15"/>
        </text:list-item>
        <text:list-item>
          <text:p text:style-name="P15">Print all lines where the phone number is in the 408 area code (same as previous question, assume no colon precedes the area code)</text:p>
        </text:list-item>
      </text:list>
      <text:p text:style-name="P7">grep -E '408-[0-9]{3}-[0-9]{4}' datebook</text:p>
      <text:p text:style-name="P7">Jon DeLoach:408-253-3122:123 Park St., San Jose, CA 04086:7/25/53:85100</text:p>
      <text:p text:style-name="P7">Lesley Kirstin:408-456-1234:4 Harvard Square, Boston, MA 02133:4/22/62:52600</text:p>
      <text:p text:style-name="P7">Jesse Neal:408-233-8971:45 Rose Terrace, San Francisco, CA 92303:2/3/36:25000</text:p>
      <text:p text:style-name="P7">Tommy Savage:408-724-0140:1222 Oxbow Court, Sunnyvale, CA 94087:5/19/66:34200</text:p>
      <text:p text:style-name="P7"/>
      <text:list xml:id="list201656905880486" text:continue-numbering="true" text:style-name="L1">
        <text:list-item>
          <text:p text:style-name="P15">Print all lines containing an uppercase letter, followed by four lowercase letters, a comma, a space, and one uppercase letter.</text:p>
        </text:list-item>
      </text:list>
      <text:p text:style-name="P11"><text:span text:style-name="T7"><text:s text:c="2"/>grep -P '[A-Z][a-z]{4}, [A-Z] datebook.txt or grep -E '[A-Z][a-z]{4}, [A-Z]' datebook.txt or </text:span></text:p>
      <text:p text:style-name="P10"/>
      <text:p text:style-name="P12"><text:span text:style-name="T7"/></text:p>
      <text:p text:style-name="P7">datebook:Steve Blenheim:238-923-7366:95 Latham Lane, Easton, PA 83755:11/12/56:20300</text:p>
      <text:p text:style-name="P7">datebook:Betty Boop:245-836-8357:635 Cutesy Lane, Hollywood, CA 91464:6/23/23:14500</text:p>
      <text:p text:style-name="P7">datebook:Igor Chevsky:385-375-8395:3567 Populus Place, Caldwell, NJ 23875:6/18/68:23400</text:p>
      <text:p text:style-name="P7">datebook:Norma Corder:397-857-2735:74 Pine Street, Dearborn, MI 23874:3/28/45:245700</text:p>
      <text:p text:style-name="P7">datebook:Jennifer Cowan:548-834-2348:583 Laurel Ave., Kingsville, TX 83745:10/1/35:58900</text:p>
      <text:p text:style-name="P7">datebook:Jon DeLoach:408-253-3122:123 Park St., San Jose, CA 04086:7/25/53:85100</text:p>
      <text:p text:style-name="P7">datebook:Karen Evich:284-758-2857:23 Edgecliff Place, Lincoln, NB 92743:7/25/53:85100</text:p>
      <text:p text:style-name="P7">datebook:Karen Evich:284-758-2867:23 Edgecliff Place, Lincoln, NB 92743:11/3/35:58200</text:p>
      <text:p text:style-name="P7">datebook:Karen Evich:284-758-2867:23 Edgecliff Place, Lincoln, NB 92743:11/3/35:58200</text:p>
      <text:p text:style-name="P7">datebook:Fred Fardbarkle:674-843-1385:20 Parak Lane, Duluth, MN 23850:4/12/23:780900</text:p>
      <text:p text:style-name="P7">datebook:Fred Fardbarkle:674-843-1385:20 Parak Lane, Duluth, MN 23850:4/12/23:780900</text:p>
      <text:p text:style-name="P7">datebook:Lori Gortz:327-832-5728:3465 Mirlo Street, Peabody, MA 34756:10/2/65:35200</text:p>
      <text:p text:style-name="P7"><text:soft-page-break/>datebook:Paco Gutierrez:835-365-1284:454 Easy Street, Decatur, IL 75732:2/28/53:123500</text:p>
      <text:p text:style-name="P7">datebook:Ephram Hardy:293-259-5395:235 CarltonLane, Joliet, IL 73858:8/12/20:56700</text:p>
      <text:p text:style-name="P7">datebook:James Ikeda:834-938-8376:23445 Aster Ave., Allentown, NJ 83745:12/1/38:45000</text:p>
      <text:p text:style-name="P7">datebook:Barbara Kertz:385-573-8326:832 Ponce Drive, Gary, IN 83756:12/1/46:268500</text:p>
      <text:p text:style-name="P7">datebook:Lesley Kirstin:408-456-1234:4 Harvard Square, Boston, MA 02133:4/22/62:52600</text:p>
      <text:p text:style-name="P7">datebook:William Kopf:846-836-2837:6937 Ware Road, Milton, PA 93756:9/21/46:43500</text:p>
      <text:p text:style-name="P7">datebook:Sir Lancelot:837-835-8257:474 Camelot Boulevard, Bath, WY 28356:5/13/69:24500</text:p>
      <text:p text:style-name="P7">datebook:Jesse Neal:408-233-8971:45 Rose Terrace, San Francisco, CA 92303:2/3/36:25000</text:p>
      <text:p text:style-name="P7">datebook:Zippy Pinhead:834-823-8319:2356 Bizarro Ave., Farmount, IL 84357:1/1/67:89500</text:p>
      <text:p text:style-name="P7">datebook:Arthur Putie:923-835-8745:23 Wimp Lane, Kensington, DL 38758:8/31/69:126000</text:p>
      <text:p text:style-name="P7">datebook:Popeye Sailor:156-454-3322:945 Bluto Street, Anywhere, USA 29358:3/19/35:22350</text:p>
      <text:p text:style-name="P7">datebook:Jose Santiago:385-898-8357:38 Fife Way, Abilene, TX 39673:1/5/58:95600</text:p>
      <text:p text:style-name="P7">datebook:Tommy Savage:408-724-0140:1222 Oxbow Court, Sunnyvale, CA 94087:5/19/66:34200</text:p>
      <text:p text:style-name="P7">datebook:Yukio Takeshida:387-827-1095:13 Uno Lane, Ashville, NC 23556:7/1/29:57000</text:p>
      <text:p text:style-name="P7">datebook:Vinh Tranh:438-910-7449:8235 Maple Street, Wilmington, VM 29085:9/23/63:68900</text:p>
      <text:p text:style-name="P7">dpierre@dpierre-virtual-machine:/home/Linux Programming I/week7/week7Assignment$ </text:p>
      <text:p text:style-name="P7"/>
      <text:list xml:id="list201655939000901" text:continue-numbering="true" text:style-name="L1">
        <text:list-item>
          <text:p text:style-name="P15">Print lines where the last name begins with K or k.</text:p>
        </text:list-item>
      </text:list>
      <text:p text:style-name="P7">grep -E '\&lt;.*\&gt;[\t ]\&lt;(K|k)' datebook</text:p>
      <text:p text:style-name="P7">Barbara Kertz:385-573-8326:832 Ponce Drive, Gary, IN 83756:12/1/46:268500</text:p>
      <text:p text:style-name="P7">Lesley Kirstin:408-456-1234:4 Harvard Square, Boston, MA 02133:4/22/62:52600</text:p>
      <text:p text:style-name="P7">William Kopf:846-836-2837:6937 Ware Road, Milton, PA 93756:9/21/46:43500</text:p>
      <text:p text:style-name="P7"/>
      <text:list xml:id="list201655853882726" text:continue-numbering="true" text:style-name="L1">
        <text:list-item>
          <text:p text:style-name="P15">Print lines preceded by a line number where the salary is a six-figure number</text:p>
        </text:list-item>
      </text:list>
      <text:p text:style-name="P12"><text:span text:style-name="T7"><text:s/>grep -nE '[0-9]{6}\&gt;' datebook.txt </text:span></text:p>
      <text:p text:style-name="P7">5:Jennifer Cowan:548-834-2348:583 Laurel Ave., Kingsville, TX 83745:10/1/35:58900</text:p>
      <text:p text:style-name="P7">15:James Ikeda:834-938-8376:23445 Aster Ave., Allentown, NJ 83745:12/1/38:45000</text:p>
      <text:p text:style-name="P7">16:Barbara Kertz:385-573-8326:832 Ponce Drive, Gary, IN 83756:12/1/46:268500</text:p>
      <text:p text:style-name="P7">21:Zippy Pinhead:834-823-8319:2356 Bizarro Ave., Farmount, IL 84357:1/1/67:89500</text:p>
      <text:p text:style-name="P7">24:Jose Santiago:385-898-8357:38 Fife Way, Abilene, TX 39673:1/5/58:95600</text:p>
      <text:p text:style-name="P7">26:Yukio Takeshida:387-827-1095:13 Uno Lane, Ashville, NC 23556:7/1/29:57000</text:p>
      <text:list xml:id="list201657172956150" text:continue-numbering="true" text:style-name="L1">
        <text:list-item>
          <text:p text:style-name="P15">Print lines containing Lincoln or lincoln (remember that grep is sensitive to case)</text:p>
        </text:list-item>
      </text:list>
      <text:p text:style-name="P7">grep [Ll]incoln datebook</text:p>
      <text:p text:style-name="P7">Karen Evich:284-758-2857:23 Edgecliff Place, Lincoln, NB 92743:7/25/53:85100</text:p>
      <text:p text:style-name="P7">Karen Evich:284-758-2867:23 Edgecliff Place, Lincoln, NB 92743:11/3/35:58200</text:p>
      <text:p text:style-name="P7">Karen Evich:284-758-2867:23 Edgecliff Place, Lincoln, NB 92743:11/3/35:58200</text:p>
      <text:p text:style-name="P3">Please submit a text file with each grep command listed.  Please make sure the command is exact.  I should be able to copy/paste the command into a bash shell and it should produce the correct output.</text:p>
      <text:p text:style-name="P5">Again, please do not depend on the file format.  The datebook.txt file is only used for testing and ONLY an example.  I should be able to take another file with different format and different information and all of your regular expressions should work. (so, for example, do not just match *408* to match the area code, your regular expression should match only area codes and it should <text:soft-page-break/>adhere to an area code format (which includes a phone number)) (dates in December should be specific, do not just match the month, valid days in month and years should match).</text:p>
      <text:p text:style-name="P6"><text:span text:style-name="Strong_20_Emphasis"><text:span text:style-name="T2">Note:</text:span></text:span><text:span text:style-name="T1"> You can convert the datebook.txt file to Unix format using the dos2unix command.</text:span></text:p>
      <text:p text:style-name="Standard"/>
      <text:p text:style-name="P11"><text:span text:style-name="T6"/></text:p>
      <text:p text:style-name="P11"><text:span text:style-name="T7"/></text:p>
      <text:p text:style-name="P10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 Extended" svg:font-family="'Lato Extended', Lato, 'Helvetica Neue', Helvetica, Arial, sans-serif"/>
    <style:font-face style:name="Arial2" svg:font-family="Arial" style:font-family-generic="swiss"/>
    <style:font-face style:name="Geneva" svg:font-family="Genev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Geneva1" svg:font-family="Genev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8T17:59:10.095000000</meta:creation-date>
    <dc:date>2021-03-07T20:16:55.483000000</dc:date>
    <meta:editing-duration>PT1H7M</meta:editing-duration>
    <meta:editing-cycles>5</meta:editing-cycles>
    <meta:generator>LibreOffice/7.0.4.2$Windows_X86_64 LibreOffice_project/dcf040e67528d9187c66b2379df5ea4407429775</meta:generator>
    <meta:document-statistic meta:table-count="0" meta:image-count="0" meta:object-count="0" meta:page-count="4" meta:paragraph-count="109" meta:word-count="943" meta:character-count="8675" meta:non-whitespace-character-count="7828"/>
  </office:meta>
</office:document-meta>
</file>